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e3f3" officeooo:paragraph-rsid="000ee3f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ee3f3" officeooo:paragraph-rsid="000ee3f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: Experience with Raspbian Desktop</text:p>
      <text:p text:style-name="P2">Chris Thomas</text:p>
      <text:p text:style-name="P2">1/29/2021</text:p>
      <text:p text:style-name="P2">EET 127</text:p>
      <text:p text:style-name="P2"/>
      <text:p text:style-name="P2"><text:tab/><text:span text:style-name="T1">So far I think I actually prefer this to the Windows 10 system I use on my Desktop at home. Very clean and customizable also clear on where you can find what you are looking f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4:59:06.844551407</meta:creation-date>
    <dc:date>2021-01-29T15:17:09.017002526</dc:date>
    <meta:editing-duration>PT18M10S</meta:editing-duration>
    <meta:editing-cycles>1</meta:editing-cycles>
    <meta:document-statistic meta:table-count="0" meta:image-count="0" meta:object-count="0" meta:page-count="1" meta:paragraph-count="5" meta:word-count="46" meta:character-count="245" meta:non-whitespace-character-count="203"/>
    <meta:generator>LibreOffice/6.1.5.2$Linux_ARM_EABI LibreOffice_project/10$Build-2</meta:generator>
  </office:meta>
</office:document-meta>
</file>